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5B5C94A326.png" manifest:media-type="image/png"/>
  <manifest:file-entry manifest:full-path="Pictures/10000001000006400000035A08D603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04a9" officeooo:paragraph-rsid="001904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J_EXAMEN_SO_LOPEZ_RAMOS_ASAEL_EFRAIN</text:p>
      <text:p text:style-name="P1">CASO 1</text:p>
      <text:p text:style-name="Standard"><draw:frame draw:style-name="fr1" draw:name="Imagen2" text:anchor-type="char" svg:x="-1.203cm" svg:y="0cm" svg:width="20.551cm" svg:height="11.031cm" draw:z-index="1"><draw:image xlink:href="Pictures/10000001000006400000035B5C94A326.png" xlink:type="simple" xlink:show="embed" xlink:actuate="onLoad" draw:mime-type="image/png"/></draw:frame></text:p>
      <text:p text:style-name="Standard"/>
      <text:p text:style-name="Standard"/>
      <text:p text:style-name="P1"><draw:frame draw:style-name="fr1" draw:name="Imagen1" text:anchor-type="char" svg:x="-1.355cm" svg:y="0.953cm" svg:width="20.944cm" svg:height="11.231cm" draw:z-index="0"><draw:image xlink:href="Pictures/10000001000006400000035A08D6035A.png" xlink:type="simple" xlink:show="embed" xlink:actuate="onLoad" draw:mime-type="image/png"/></draw:frame>CASO 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0:47:00.480000000</meta:creation-date>
    <meta:print-date>2024-10-29T10:53:09.955000000</meta:print-date>
    <meta:printed-by>Archivos PDF</meta:printed-by>
    <dc:date>2024-10-29T11:03:12.451000000</dc:date>
    <meta:editing-duration>PT5M59S</meta:editing-duration>
    <meta:editing-cycles>1</meta:editing-cycles>
    <meta:document-statistic meta:table-count="0" meta:image-count="2" meta:object-count="0" meta:page-count="1" meta:paragraph-count="3" meta:word-count="5" meta:character-count="49" meta:non-whitespace-character-count="47"/>
    <meta:generator>LibreOffice/24.2.3.2$Windows_X86_64 LibreOffice_project/433d9c2ded56988e8a90e6b2e771ee4e6a5ab2ba</meta:generator>
  </office:meta>
</office:document-meta>
</file>